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style:paragraph-properties fo:line-height="115%"/>
      <style:text-properties style:font-name="Liberation Sans" fo:font-size="12pt" officeooo:rsid="001221fa" officeooo:paragraph-rsid="003b84c1" style:font-size-asian="12pt" style:font-size-complex="12pt"/>
    </style:style>
    <style:style style:name="P3" style:family="paragraph" style:parent-style-name="Standard">
      <style:paragraph-properties fo:line-height="115%"/>
      <style:text-properties style:font-name="Liberation Sans" fo:font-size="12pt" officeooo:rsid="0015614f" officeooo:paragraph-rsid="003b84c1" style:font-size-asian="12pt" style:font-size-complex="12pt"/>
    </style:style>
    <style:style style:name="P4" style:family="paragraph" style:parent-style-name="Standard">
      <style:paragraph-properties fo:line-height="115%"/>
      <style:text-properties style:font-name="Liberation Sans" fo:font-size="12pt" officeooo:rsid="001083eb" officeooo:paragraph-rsid="003b84c1" style:font-size-asian="12pt" style:font-size-complex="12pt"/>
    </style:style>
    <style:style style:name="P5" style:family="paragraph" style:parent-style-name="Standard">
      <style:paragraph-properties fo:line-height="115%"/>
      <style:text-properties style:font-name="Liberation Sans" fo:font-size="18pt" style:text-underline-style="solid" style:text-underline-width="auto" style:text-underline-color="font-color" officeooo:rsid="001083eb" officeooo:paragraph-rsid="003b84c1" style:font-size-asian="18pt" style:font-size-complex="18pt"/>
    </style:style>
    <style:style style:name="P6" style:family="paragraph" style:parent-style-name="Standard">
      <style:paragraph-properties fo:line-height="115%"/>
      <style:text-properties style:font-name="Liberation Sans" fo:font-size="18pt" style:text-underline-style="solid" style:text-underline-width="auto" style:text-underline-color="font-color" officeooo:paragraph-rsid="003b84c1" style:font-size-asian="18pt" style:font-size-complex="18pt"/>
    </style:style>
    <style:style style:name="P7" style:family="paragraph" style:parent-style-name="Standard">
      <style:paragraph-properties fo:line-height="115%" fo:text-align="center" style:justify-single-word="false"/>
      <style:text-properties style:font-name="Liberation Sans" officeooo:paragraph-rsid="003b84c1"/>
    </style:style>
    <style:style style:name="P8" style:family="paragraph" style:parent-style-name="Standard">
      <style:paragraph-properties fo:line-height="115%"/>
      <style:text-properties style:font-name="Liberation Sans" officeooo:paragraph-rsid="003b84c1"/>
    </style:style>
    <style:style style:name="P9" style:family="paragraph" style:parent-style-name="Standard">
      <style:paragraph-properties fo:line-height="115%"/>
      <style:text-properties style:font-name="Liberation Sans" officeooo:rsid="001083eb" officeooo:paragraph-rsid="003b84c1"/>
    </style:style>
    <style:style style:name="P10" style:family="paragraph" style:parent-style-name="Standard">
      <style:paragraph-properties fo:line-height="115%"/>
      <style:text-properties style:font-name="Liberation Sans" officeooo:rsid="0015725c" officeooo:paragraph-rsid="003b84c1"/>
    </style:style>
    <style:style style:name="P1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caad5" style:font-size-asian="12pt" style:font-size-complex="12pt"/>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91f93" style:font-size-asian="12pt" style:font-size-complex="12pt"/>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0f978" style:font-size-asian="12pt" style:font-size-complex="12pt"/>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391f93" officeooo:paragraph-rsid="003a9892" style:font-size-asian="12pt" style:font-size-complex="12pt"/>
    </style:style>
    <style:style style:name="P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ad98f" officeooo:paragraph-rsid="001ad98f"/>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47"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officeooo:rsid="00191496" officeooo:paragraph-rsid="00191496"/>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12pt" officeooo:rsid="0015b37b" officeooo:paragraph-rsid="003a9892"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erif" fo:font-size="20pt" fo:font-style="normal" officeooo:rsid="00391f93" officeooo:paragraph-rsid="003a9892" style:font-size-asian="20pt" style:font-style-asian="normal" style:font-size-complex="20pt" style:font-style-complex="normal"/>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a9892"/>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5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5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56" style:family="paragraph" style:parent-style-name="Default">
      <style:paragraph-properties fo:line-height="115%" fo:text-align="center" style:justify-single-word="false"/>
      <style:text-properties style:font-name="Liberation Sans" fo:font-size="12pt" officeooo:rsid="001221fa" officeooo:paragraph-rsid="003b84c1" style:font-size-asian="12pt" style:font-size-complex="12pt"/>
    </style:style>
    <style:style style:name="P5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5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59"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T1" style:family="text">
      <style:text-properties fo:font-weight="normal" style:font-weight-asian="normal"/>
    </style:style>
    <style:style style:name="T2" style:family="text">
      <style:text-properties fo:font-weight="normal" officeooo:rsid="001caad5" style:font-weight-asian="normal"/>
    </style:style>
    <style:style style:name="T3" style:family="text">
      <style:text-properties fo:font-weight="normal" officeooo:rsid="002b6768" style:font-weight-asian="normal" style:font-weight-complex="normal"/>
    </style:style>
    <style:style style:name="T4" style:family="text">
      <style:text-properties officeooo:rsid="001177b1"/>
    </style:style>
    <style:style style:name="T5" style:family="text">
      <style:text-properties officeooo:rsid="0012fa65"/>
    </style:style>
    <style:style style:name="T6" style:family="text">
      <style:text-properties style:font-name="Liberation Sans"/>
    </style:style>
    <style:style style:name="T7" style:family="text">
      <style:text-properties style:font-name="Liberation Sans" fo:font-size="12pt" fo:font-weight="normal" officeooo:rsid="0031b170" style:font-size-asian="12pt" style:font-weight-asian="normal" style:font-size-complex="12pt" style:font-weight-complex="normal"/>
    </style:style>
    <style:style style:name="T8" style:family="text">
      <style:text-properties style:font-name="Liberation Sans" fo:font-size="12pt" style:font-size-asian="12pt" style:font-size-complex="12pt"/>
    </style:style>
    <style:style style:name="T9" style:family="text">
      <style:text-properties style:font-name="Liberation Sans" fo:font-size="12pt" officeooo:rsid="0010f978" style:font-size-asian="12pt" style:font-size-complex="12pt"/>
    </style:style>
    <style:style style:name="T10" style:family="text">
      <style:text-properties style:font-name="Liberation Sans" fo:font-size="12pt" officeooo:rsid="0015b37b" style:font-size-asian="12pt" style:font-size-complex="12pt"/>
    </style:style>
    <style:style style:name="T11" style:family="text">
      <style:text-properties style:font-name="Liberation Sans" fo:font-size="12pt" officeooo:rsid="00332f3c" style:font-size-asian="12pt" style:font-size-complex="12pt"/>
    </style:style>
    <style:style style:name="T12" style:family="text">
      <style:text-properties style:font-name="Liberation Sans" fo:font-size="12pt" officeooo:rsid="00338e05" style:font-size-asian="12pt" style:font-size-complex="12pt"/>
    </style:style>
    <style:style style:name="T13" style:family="text">
      <style:text-properties style:font-name="Liberation Sans" fo:font-size="12pt" officeooo:rsid="00354933" style:font-size-asian="12pt" style:font-size-complex="12pt"/>
    </style:style>
    <style:style style:name="T14" style:family="text">
      <style:text-properties style:font-name="Liberation Sans" fo:font-size="12pt" officeooo:rsid="00391f93" style:font-size-asian="12pt" style:font-size-complex="12pt"/>
    </style:style>
    <style:style style:name="T15" style:family="text">
      <style:text-properties style:font-name="Liberation Sans" fo:font-size="12pt" officeooo:rsid="0032b495" style:font-size-asian="12pt" style:font-size-complex="12pt"/>
    </style:style>
    <style:style style:name="T16" style:family="text">
      <style:text-properties style:font-name="Liberation Sans" fo:font-size="12pt" officeooo:rsid="003a9892" style:font-size-asian="12pt" style:font-size-complex="12pt"/>
    </style:style>
    <style:style style:name="T17" style:family="text">
      <style:text-properties style:font-name="Liberation Sans" fo:font-size="12pt" fo:font-style="italic" officeooo:rsid="0032b495" style:font-size-asian="12pt" style:font-style-asian="italic" style:font-size-complex="12pt" style:font-style-complex="italic"/>
    </style:style>
    <style:style style:name="T18" style:family="text">
      <style:text-properties style:font-name="Liberation Sans" fo:font-size="12pt" fo:font-style="italic" officeooo:rsid="003a9892" style:font-size-asian="12pt" style:font-style-asian="italic" style:font-size-complex="12pt" style:font-style-complex="italic"/>
    </style:style>
    <style:style style:name="T19" style:family="text">
      <style:text-properties style:font-name="Liberation Sans" fo:font-size="12pt" fo:font-style="normal" officeooo:rsid="0032b495" style:font-size-asian="12pt" style:font-style-asian="normal" style:font-size-complex="12pt" style:font-style-complex="normal"/>
    </style:style>
    <style:style style:name="T20" style:family="text">
      <style:text-properties style:font-name="Liberation Sans" fo:font-size="12pt" fo:font-style="normal" officeooo:rsid="003a9892" style:font-size-asian="12pt" style:font-style-asian="normal" style:font-size-complex="12pt" style:font-style-complex="normal"/>
    </style:style>
    <style:style style:name="T21" style:family="text">
      <style:text-properties style:font-name="Liberation Sans" fo:font-size="12pt" fo:font-style="normal" fo:font-weight="bold" officeooo:rsid="0032b495" style:font-size-asian="12pt" style:font-style-asian="normal" style:font-weight-asian="bold" style:font-size-complex="12pt" style:font-style-complex="normal" style:font-weight-complex="bold"/>
    </style:style>
    <style:style style:name="T22"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23" style:family="text">
      <style:text-properties style:font-name="Liberation Sans" officeooo:rsid="003a9892"/>
    </style:style>
    <style:style style:name="T24" style:family="text">
      <style:text-properties style:font-name="Liberation Sans" fo:font-style="italic" style:font-style-asian="italic" style:font-style-complex="italic"/>
    </style:style>
    <style:style style:name="T25" style:family="text">
      <style:text-properties style:font-name="Liberation Sans" fo:font-style="italic" officeooo:rsid="003a9892" style:font-style-asian="italic" style:font-style-complex="italic"/>
    </style:style>
    <style:style style:name="T26" style:family="text">
      <style:text-properties style:font-name="Liberation Sans" fo:font-style="normal" style:font-style-asian="normal" style:font-style-complex="normal"/>
    </style:style>
    <style:style style:name="T27" style:family="text">
      <style:text-properties style:font-name="Liberation Sans" fo:font-style="normal" officeooo:rsid="003a9892" style:font-style-asian="normal" style:font-style-complex="normal"/>
    </style:style>
    <style:style style:name="T28" style:family="text">
      <style:text-properties style:font-name="Liberation Sans" fo:font-style="normal" fo:font-weight="normal" style:font-style-asian="normal" style:font-weight-asian="normal" style:font-style-complex="normal" style:font-weight-complex="normal"/>
    </style:style>
    <style:style style:name="T29" style:family="text">
      <style:text-properties style:font-name="Liberation Sans" fo:font-style="normal" fo:font-weight="normal" officeooo:rsid="003a9892" style:font-style-asian="normal" style:font-weight-asian="normal" style:font-style-complex="normal" style:font-weight-complex="normal"/>
    </style:style>
    <style:style style:name="T30" style:family="text">
      <style:text-properties style:font-name="Liberation Sans" fo:font-style="normal" fo:font-weight="bold" style:font-style-asian="normal" style:font-weight-asian="bold" style:font-style-complex="normal" style:font-weight-complex="bold"/>
    </style:style>
    <style:style style:name="T31" style:family="text">
      <style:text-properties style:font-name="Liberation Sans" fo:font-style="normal" fo:font-weight="bold" officeooo:rsid="003a9892" style:font-style-asian="normal" style:font-weight-asian="bold" style:font-style-complex="normal" style:font-weight-complex="bold"/>
    </style:style>
    <style:style style:name="T32" style:family="text">
      <style:text-properties fo:font-size="12pt" style:font-size-asian="12pt" style:font-size-complex="12pt"/>
    </style:style>
    <style:style style:name="T33" style:family="text">
      <style:text-properties fo:font-size="12pt" officeooo:rsid="0029871d" style:font-size-asian="12pt" style:font-size-complex="12pt"/>
    </style:style>
    <style:style style:name="T34" style:family="text">
      <style:text-properties fo:font-size="12pt" officeooo:rsid="0032b495" style:font-size-asian="12pt" style:font-size-complex="12pt"/>
    </style:style>
    <style:style style:name="T35" style:family="text">
      <style:text-properties fo:font-size="12pt" officeooo:rsid="003a9892" style:font-size-asian="12pt" style:font-size-complex="12pt"/>
    </style:style>
    <style:style style:name="T36" style:family="text">
      <style:text-properties officeooo:rsid="00191496"/>
    </style:style>
    <style:style style:name="T37" style:family="text">
      <style:text-properties officeooo:rsid="001ad98f"/>
    </style:style>
    <style:style style:name="T38" style:family="text">
      <style:text-properties fo:font-style="italic" style:font-style-asian="italic" style:font-style-complex="italic"/>
    </style:style>
    <style:style style:name="T39" style:family="text">
      <style:text-properties fo:font-style="italic" officeooo:rsid="0012fa65" style:font-style-asian="italic" style:font-style-complex="italic"/>
    </style:style>
    <style:style style:name="T40" style:family="text">
      <style:text-properties fo:font-style="italic" officeooo:rsid="00241063" style:font-style-asian="italic" style:font-style-complex="italic"/>
    </style:style>
    <style:style style:name="T41" style:family="text">
      <style:text-properties officeooo:rsid="001caad5"/>
    </style:style>
    <style:style style:name="T42" style:family="text">
      <style:text-properties officeooo:rsid="001cb3f9"/>
    </style:style>
    <style:style style:name="T43" style:family="text">
      <style:text-properties officeooo:rsid="0020ab9c"/>
    </style:style>
    <style:style style:name="T44" style:family="text">
      <style:text-properties officeooo:rsid="00241063"/>
    </style:style>
    <style:style style:name="T45" style:family="text">
      <style:text-properties officeooo:rsid="0024f084"/>
    </style:style>
    <style:style style:name="T46" style:family="text">
      <style:text-properties officeooo:rsid="0026328a"/>
    </style:style>
    <style:style style:name="T47" style:family="text">
      <style:text-properties officeooo:rsid="0026b569"/>
    </style:style>
    <style:style style:name="T48" style:family="text">
      <style:text-properties officeooo:rsid="0029871d"/>
    </style:style>
    <style:style style:name="T49" style:family="text">
      <style:text-properties officeooo:rsid="002b6768"/>
    </style:style>
    <style:style style:name="T50" style:family="text">
      <style:text-properties officeooo:rsid="002b922a"/>
    </style:style>
    <style:style style:name="T51" style:family="text">
      <style:text-properties officeooo:rsid="002d186c"/>
    </style:style>
    <style:style style:name="T52" style:family="text">
      <style:text-properties officeooo:rsid="0031ad7c"/>
    </style:style>
    <style:style style:name="T53" style:family="text">
      <style:text-properties officeooo:rsid="0031b170"/>
    </style:style>
    <style:style style:name="T54" style:family="text">
      <style:text-properties officeooo:rsid="0032b495"/>
    </style:style>
    <style:style style:name="T55" style:family="text">
      <style:text-properties officeooo:rsid="00365a41"/>
    </style:style>
    <style:style style:name="T56" style:family="text">
      <style:text-properties officeooo:rsid="00391f93"/>
    </style:style>
    <style:style style:name="T57" style:family="text">
      <style:text-properties officeooo:rsid="003a9892"/>
    </style:style>
    <style:style style:name="T58" style:family="text">
      <style:text-properties fo:font-style="normal" style:font-style-asian="normal" style:font-style-complex="normal"/>
    </style:style>
    <style:style style:name="T59" style:family="text">
      <style:text-properties fo:font-style="normal" officeooo:rsid="00241063" style:font-style-asian="normal" style:font-style-complex="normal"/>
    </style:style>
    <style:style style:name="T60"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61" style:family="text">
      <style:text-properties fo:font-size="20pt" style:text-underline-style="solid" style:text-underline-width="auto" style:text-underline-color="font-color" fo:font-weight="bold" officeooo:rsid="003b84c1" style:font-size-asian="20pt" style:font-weight-asian="bold" style:font-size-complex="20pt" style:font-weight-complex="bold"/>
    </style:style>
    <style:style style:name="T62" style:family="text">
      <style:text-properties officeooo:rsid="0015614f"/>
    </style:style>
    <style:style style:name="T63" style:family="text">
      <style:text-properties officeooo:rsid="00150d6f"/>
    </style:style>
    <style:style style:name="T64" style:family="text">
      <style:text-properties officeooo:rsid="001221fa"/>
    </style:style>
    <style:style style:name="T65" style:family="text">
      <style:text-properties officeooo:rsid="0016a09f"/>
    </style:style>
    <style:style style:name="T66" style:family="text">
      <style:text-properties officeooo:rsid="003b84c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0">Introduction</text:p>
      <text:p text:style-name="P49"/>
      <text:p text:style-name="P51"><text:span text:style-name="T9"><text:tab/>ASaiM (</text:span><text:span text:style-name="Emphasis"><text:span text:style-name="T9">Auvergne Sequence analysis of intestinal Microbiota</text:span></text:span><text:span text:style-name="T9">) </text:span><text:span text:style-name="T10">est un environnement créé pour analyxer les microbiotes, et plus particulièrement le microbiote intestinal.</text:span><text:span text:style-name="T9"> </text:span><text:span text:style-name="T11">Afin d'avoir une analyse correcte de ce microbiote, il faut </text:span><text:span text:style-name="T8">étudier l'ensemble des génomes issus du milieu </text:span><text:span text:style-name="T11">et donc faire de la métagénomique.</text:span></text:p>
      <text:p text:style-name="P52"><text:span text:style-name="T8"><text:tab/>Il existe de nombreux outils bioinformatiques permettants d'</text:span><text:span text:style-name="T12">analyser des données métagénomiques </text:span><text:span text:style-name="T13">et présentant un intérêt certain à êtres intégrés au sein d'Asaim nottament HumanN2, MetaphLan2 ou encore GraphLan.</text:span></text:p>
      <text:p text:style-name="P52"><text:span text:style-name="T12">Cependant </text:span><text:span text:style-name="T13">ces outils, comme la grande majorité des outils bioinformatqies, doivent êtres lancés en ligne de commande. </text:span><text:span text:style-name="T14">Et la majorité des biologistes n'ont pas ou peu de connaissances en programmation et ont du mal à utiliser ces outils. A cause de cela, ils doivent faire appel à une personne ayant les connaissances suffisantes où se tourner vers un autre moyen d'analyse, comme les tableurs ce qui rend ces analyses bien plus longues et fastidieuses.</text:span></text:p>
      <text:p text:style-name="P30"><text:tab/>Afin de venir à bout de ce problème, une insance basée sur <text:span text:style-name="T56">la plate-forme </text:span>Galaxy à étée intégrée à AsaiM afin de permettre une utilisation facilité de ces outils. <text:span text:style-name="T56">Grâce à des logiciels faisant office d'interfaces web nommés wrappers et adaptées aux outils il est possible de simplifier grandement l'utilisation de ces derniers. Cependant comme tous logiciels, ces wrappers ont besoin d'êtres testés afin de garantir leur fiabilité. </text:span></text:p>
      <text:p text:style-name="P31">L'objectif de mon stage est de produire des tests convenables afin de garantir cette fiabilité.</text:p>
      <text:p text:style-name="P44"/>
      <text:p text:style-name="P44"/>
      <text:p text:style-name="P55"/>
      <text:p text:style-name="P47"><text:span text:style-name="T57">1)</text:span>Présentation de l'organisme</text:p>
      <text:p text:style-name="P33"/>
      <text:p text:style-name="P33"><text:span text:style-name="T57">1.1)</text:span>présentation générale</text:p>
      <text:p text:style-name="P36"/>
      <text:p text:style-name="P36"><text:tab/>Fondée en 1976 lors de la cission de l'université de <text:span text:style-name="T54">C</text:span>lermont, l'Université d'Auvergne (UdA) actuellement présidée par Alain Eschalier compte plus de 16 000 étudiants dont 3 000 étrangers rassemblés au sein de 7 composantes :</text:p>
      <text:p text:style-name="P36">- École de Droit</text:p>
      <text:p text:style-name="P36">- École d'Économie</text:p>
      <text:p text:style-name="P36">- École Universitaire de Management</text:p>
      <text:p text:style-name="P36">- Faculté de Médecine</text:p>
      <text:p text:style-name="P36">- Faculté de Pharmacie</text:p>
      <text:p text:style-name="P36">- Faculté de Chirurgie Dentaire</text:p>
      <text:p text:style-name="P36">- Institut Universitaire Technologique </text:p>
      <text:p text:style-name="P36">L'université dispose aussi de 22 laboratoirs de recherche</text:p>
      <text:p text:style-name="P36"/>
      <text:p text:style-name="P33"><text:span text:style-name="T57">1.2)</text:span>conditions du stage</text:p>
      <text:p text:style-name="P38"><text:span text:style-name="T36"><text:tab/>J'ai effectué mon stage au sein du laboratoir EA CIDAM (Conception, Ingenierie et Developpement de l'Aliment et du Medicament).</text:span></text:p>
      <text:p text:style-name="P38"><text:span text:style-name="T36"><text:tab/>Dirigé par le professeur </text:span>M. ALRIC,<text:span text:style-name="T37"> l'équipe de recherche travaille nottament à</text:span> comprendre, évaluer et analyser, dans l’environnement digestif, différentes situations physio-pathologiques liées au vieillissement, à la présence de bactéries pathogènes <text:span text:style-name="T54">(</text:span>en particulier <text:span text:style-name="T54">d'</text:span>Escherichia coli entérohémorragiques<text:span text:style-name="T37">)</text:span>, ou encore à celle de produits toxiques, de xénobiotiques, en particulier de polluants.</text:p>
      <text:p text:style-name="P39"><text:tab/>C'est dans ce cadre là que Bérénice BATUT, ma tutrice de stage, dévellope un environnement bioinformatique permettant de faciliter l'analyse de données massives issues du microbiote, AsaiM. </text:p>
      <text:p text:style-name="P59"/>
      <text:p text:style-name="P48"/>
      <text:p text:style-name="P48"/>
      <text:p text:style-name="P16"/>
      <text:p text:style-name="P46">2) Nom à donner</text:p>
      <text:p text:style-name="P41"><text:span text:style-name="T57">2.1)</text:span>Galaxy :</text:p>
      <text:p text:style-name="P14"/>
      <text:p text:style-name="P40"><text:span text:style-name="T32"><text:tab/>Galaxie est une pla</text:span>te-forme ouverte et open source, ses données étant accessibles librement en ligne, permettant d'utiliser simplement de nobreux outils d'analyse via son interface.</text:p>
      <text:p text:style-name="P40"/>
      <text:p text:style-name="P40"><text:tab/>On peut accéder à <text:span text:style-name="T4">G</text:span>alaxy de différentes façons. Tout d'abord, il existe plusieurs serveurs publics de galaxy. L'avantage de ces serveurs étant qu'ils <text:soft-page-break/>disposent <text:span text:style-name="T4">souvent</text:span> d'une importante puissance de clacul. Cependant énormément de personnes utilisent ces serveurs ce qui cause d'important temps d'attentes. <text:span text:style-name="T4">De plus un nombre limité d'outils <text:s/>sont installés sur ces serveurset il y a très peu de chances qu'un administrateur installe des outils si la demande lui est faite par une petite communauté.</text:span></text:p>
      <text:p text:style-name="P45"><text:tab/>Il existe cependant de très nombreux serveurs liés à des laboratoirs ou des entreprises ces serveurs disposent généralement d'une bonne puissance de calcul et les administrateurs sont sencés être disponibles losqu'il s'agit d'ajouter des outils. </text:p>
      <text:p text:style-name="P45"><text:tab/>O<text:span text:style-name="T32">n peu aussi télécharger une instance de Galaxy en local sur n'importe quel ordinateur. Cependant dans ce cas là, il faut gérer soit même l'instalation des outils et la puissance de calcul est limité à celle de l'ordinateur.</text:span></text:p>
      <text:p text:style-name="P15"/>
      <text:p text:style-name="P17"><text:span text:style-name="T1"><text:tab/>Un des avantages de Galaxy est </text:span><text:span text:style-name="T2">que</text:span><text:span text:style-name="T1"> si vous êtes connectés sur un compte, tous les fichiers d'entrée ou de sortie produit grâce à galaxy sont stockés dans l'historique de l'instance et ne peuvent être définitivement supprimés que par un administrateur. Ainsi même plusieurs mois après, on peut récupérer a nouveau nos données.</text:span></text:p>
      <text:p text:style-name="P14"/>
      <text:p text:style-name="P14"><text:span text:style-name="T41"><text:tab/>Mais</text:span> <text:span text:style-name="T41">l'</text:span>intérêt majeur de <text:span text:style-name="T41">cette instance</text:span> est de pouvoir <text:span text:style-name="T5">lancer des outils de bioinformatque, qui fonctionnent normalement en ligne de commande afin d'effectuer des analyse complètes mais surtout reproductibles. Cela grâce aux </text:span><text:span text:style-name="T39">wrappers</text:span><text:span text:style-name="T5">, des interfaces faisant le lien entre l'utilisateur et la ligne de commande de l'outil.</text:span></text:p>
      <text:p text:style-name="P14"/>
      <text:p text:style-name="P18"><text:span text:style-name="T1"/></text:p>
      <text:p text:style-name="P42"><text:span text:style-name="T57">2.2)</text:span>Wrappers :</text:p>
      <text:p text:style-name="P19"/>
      <text:p text:style-name="P34"><text:span text:style-name="T57">2.2.1)Q'est ce qu'un wrappers ?</text:span></text:p>
      <text:p text:style-name="P34"/>
      <text:p text:style-name="P20"><text:span text:style-name="T42"><text:tab/>Les wrappers sont la base de galaxy. Ils servent d'interface entre l'utilisateur et la ligne de commande qui lance l'outil. </text:span></text:p>
      <text:p text:style-name="P20"><text:span text:style-name="T42">Un wrapper utilise une version de l'outil fixée préalablement. Ainsi même si l'outil est mis à jour, le wrapper continue d'utiliser la version prédéfinie. Celà rend les analyses effectuées reproductibles. En effet, après une mise a jour, l'outil peut analyser les données différement nécessiter un type de fichiers d'entrée différent ou encore fournir des fichiers de sortie n'ayants rien a voir avec les fichiers fornis avant la mise a jour. Dans ce cas là il y a un fort risque que les résultats issus de la conparaison de fichiers issus de différentes ne soit biaisée et fausse les résultats finaux.</text:span></text:p>
      <text:p text:style-name="P21"/>
      <text:p text:style-name="P22"><text:span text:style-name="T43"><text:tab/>De plus les wrappers gèrent les fichiers d'entrée et de sortie, les paramètres nécessaires ainsi que les dépendances de l'outil, tous les programmes nécessaires au bon fonctionnement de l'outil.</text:span></text:p>
      <text:p text:style-name="P19"/>
      <text:p text:style-name="P19"><text:soft-page-break/></text:p>
      <text:p text:style-name="P35"><text:span text:style-name="T57">2.2.2)</text:span>Composition d'un wrapper</text:p>
      <text:p text:style-name="P35"/>
      <text:p text:style-name="P51"><text:span text:style-name="T19">Les wappers utilisés dans Galaxy sont de logiciels codés en langage .xml </text:span><text:span text:style-name="T20">qui </text:span><text:span text:style-name="Emphasis"><text:span text:style-name="T26">est un langage qui permet de décrire </text:span></text:span><text:span text:style-name="Emphasis"><text:span text:style-name="T27">et de structurer</text:span></text:span><text:span text:style-name="Emphasis"><text:span text:style-name="T26"> des données à l'</text:span></text:span><text:span text:style-name="Emphasis"><text:span text:style-name="T28">aide de </text:span></text:span><text:span text:style-name="Emphasis"><text:span text:style-name="Strong_20_Emphasis"><text:span text:style-name="T28">balises</text:span></text:span></text:span><text:span text:style-name="Emphasis"><text:span text:style-name="T28"> </text:span></text:span><text:span text:style-name="Emphasis"><text:span text:style-name="T29">qu'il est possible de personnaliser. Il</text:span></text:span><text:span text:style-name="T22"> sont composés de la m</text:span><text:span text:style-name="T19">anière suivante :</text:span></text:p>
      <text:p text:style-name="P32"/>
      <text:p text:style-name="P32"><text:tab/>On retrouve d'abord les informations générales sur l'outil qui <text:span text:style-name="T44">regroupent</text:span> sont son nom, son id, sa version et sa description. Viennent ensuite les packages requis par l'outil pours lesquels on précise la version. </text:p>
      <text:p text:style-name="P32"/>
      <text:p text:style-name="P19"><text:span text:style-name="T58"><text:tab/>Ensuite vient la partie "command". C'est elle qui fait le lien entre la ligne de command de l'outil et le</text:span><text:span text:style-name="T59">s</text:span><text:span text:style-name="T58"> paramètres donnés dans galaxy. </text:span><text:span text:style-name="T59">Elle reprend la totalité de la ligne de commande : le nom de l'outil, le ou les fichier d'entrée et de sortie ainsi que toutes les options de l'outil. Chaque fichier ou valeur d'option</text:span><text:span text:style-name="T44"> est founie par la section input ou la section output.</text:span></text:p>
      <text:p text:style-name="P19"/>
      <text:p text:style-name="P19"><text:tab/>Puis la <text:span text:style-name="T46">section</text:span> input<text:span text:style-name="T46">s</text:span>, c'est dans cette partie que l'on définit ce qui va être affiché à l'écran lors de l'utilisation de l'outil dans galaxy <text:span text:style-name="T45">notamment les noms que l'on souhaite donner aux différentes entrées afin de faciliter la compréhention ou encore un commentaide d'aide</text:span>. <text:span text:style-name="T44">O</text:span>n <text:span text:style-name="T44">y</text:span> définit<text:span text:style-name="T45"> </text:span>les <text:span text:style-name="T44">propriétées des fichiers d'entée, nottament leur type (txt, Fasta, FastQ,etc.)</text:span>, <text:span text:style-name="T45">mais aussi cel</text:span>les <text:span text:style-name="T45">de chaque paramètre que l'on souhaite afficher. Tout d'abord le type du paramètre, il peut s'agir d'une valeur à rentrer (entier ou décimal) ou d'un text, ce paramètre peut aussi être une barre de sélection ou encore une check box. </text:span></text:p>
      <text:p text:style-name="P26">Chaque fichier d'entrée ou paramètre que l'on souhaite utiliser doit être présent dans cette section.</text:p>
      <text:p text:style-name="P19"/>
      <text:p text:style-name="P53"><text:tab/>La <text:span text:style-name="T46">section</text:span> outputs permet de <text:span text:style-name="T45">gérer</text:span> les sorties de l'outil que l'on veux voir apparaître dans la barre de l'historique de galaxy. <text:span text:style-name="T46">On y définit notamment le nom que l'on veux donner à la sortie. On peut aussi modifier son format. Toutes les sorties de l'outil doivent être référencées dans cette section.</text:span></text:p>
      <text:p text:style-name="P19"/>
      <text:p text:style-name="P27"><text:tab/>La section tests est, comme son nom l'indique, liée a la phase de test du wrapper. On fournit dans cette section les fichier d'entrée et de sortie nécessaires pour le test du wrapper ainsi que les valeures des différents paramètres. On peut fournir autant de jeux de données différents afin avoir un batterie de tests la plus varié possible. Cependant la totalité des fichiers et des paramètres doivent être testés au minimum une foi chacuns.</text:p>
      <text:p text:style-name="P19"/>
      <text:p text:style-name="P19"><text:span text:style-name="T46"><text:tab/>On retrouve à la fin l</text:span>a section help <text:span text:style-name="T46">qui permet</text:span> d'afficher des information <text:span text:style-name="T46">sur l'outil</text:span>. <text:span text:style-name="T46">Et la section </text:span>citations <text:span text:style-name="T47">dans laquelle on liste les différentes citations avec leur doi.</text:span></text:p>
      <text:p text:style-name="P19"/>
      <text:p text:style-name="P19"><text:soft-page-break/></text:p>
      <text:p text:style-name="P43"><text:span text:style-name="T57">2.3)</text:span>Test logiciel :</text:p>
      <text:p text:style-name="P19"/>
      <text:p text:style-name="P37"><text:tab/><text:span text:style-name="T54">Tout logiciel ou programme informatique, tels que les wrappers par exemple, </text:span><text:span text:style-name="T34">a besoin d'être testé afin de garantir une bonne fiabilité au niveau </text:span><text:span text:style-name="T33">du fonctionnement du programme ainsi que son comportement en présence des différentes entrées.</text:span></text:p>
      <text:p text:style-name="P57"><text:span text:style-name="T55"><text:tab/>Le test est une technique de contr</text:span>ôle <text:span text:style-name="T55">qui </text:span>consist<text:span text:style-name="T55">e</text:span> à <text:span text:style-name="T55">lancer le logiciel avec des données d'entrée préparées à l'avance</text:span> <text:span text:style-name="T55">et de comparer</text:span> <text:span text:style-name="T55">ce que le programme</text:span> <text:span text:style-name="T55">renvoie avec les sorties attendues.</text:span></text:p>
      <text:p text:style-name="P25"/>
      <text:p text:style-name="P23"><text:span text:style-name="T51"><text:tab/>L'objectif d'un test est d'exécuter un programme dans l'intention d'y trouver des défauts </text:span>et non pas pour démontrer que le programme ne contient plus d’erreur. <text:span text:style-name="T52">Il faut donc que la personne chargée des tests ai pour but de trouver des erreurs, autrement elle n'en trouvera que peu ou pas.</text:span></text:p>
      <text:p text:style-name="P28">Cependant il est impossible d<text:span text:style-name="T52">'obtenir un programme sans défauts en effet les tests ne peuvent vérifier qu'une partie des possibilitées. Cependant un objectif réalisable est de corriger les erreurs sévères et récurentes à l'aide de données de test représentatives.</text:span></text:p>
      <text:p text:style-name="P28"/>
      <text:p text:style-name="P54"><text:span text:style-name="T53"><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12"><text:tab/>On peut comparer la programmation à l'orthographe, on a toujours plus de mal à <text:span text:style-name="T52">corriger</text:span> ses propores fautes <text:span text:style-name="T52">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53">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58"><text:span text:style-name="T7"/></text:p>
      <text:p text:style-name="P13"><text:span text:style-name="T48"><text:tab/>Il existe de nombreux types de tests différents (</text:span>unitaires, intégration<text:span text:style-name="T50">, p</text:span>erformance, <text:span text:style-name="T50">etc.) cependant deux types de tests sont principalement utilisés. Tout d'abord les tests unitaires dont le principe est de tester de façon indépendante un seul élément du logiciel.</text:span></text:p>
      <text:p text:style-name="P24"><text:span text:style-name="T3"><text:tab/>Le sec</text:span><text:span text:style-name="T49">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2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09T10:53:36.011638560</dc:date>
    <meta:editing-duration>PT2H49M19S</meta:editing-duration>
    <meta:editing-cycles>19</meta:editing-cycles>
    <meta:generator>LibreOffice/5.0.2.2$Linux_X86_64 LibreOffice_project/00m0$Build-2</meta:generator>
    <meta:document-statistic meta:table-count="0" meta:image-count="0" meta:object-count="0" meta:page-count="5" meta:paragraph-count="53" meta:word-count="1670" meta:character-count="10621" meta:non-whitespace-character-count="8968"/>
  </office:meta>
</office:document-meta>
</file>